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6516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0.2366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5" style:family="table-cell" style:parent-style-name="Default">
      <style:table-cell-properties fo:background-color="#dddddd"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ffff66" fo:padding="0.028in"/>
    </style:style>
    <style:style style:name="ce61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84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5634in" svg:x="12.6929in" svg:y="0.574in" draw:caption-point-x="-0.5811in" draw:caption-point-y="-0.5701in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4]" office:value-type="float" office:value="2.01" calcext:value-type="float">
            <text:p>2.01</text:p>
          </table:table-cell>
          <table:table-cell table:style-name="ce4" table:formula="of:=[.E24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cht der Mens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105" calcext:value-type="float">
            <text:p>1.10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9" calcext:value-type="float">
            <text:p>1.0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49]" office:value-type="float" office:value="4.17" calcext:value-type="float">
            <text:p>4.17</text:p>
          </table:table-cell>
          <table:table-cell table:style-name="ce4" table:formula="of:=[.E49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54]" office:value-type="float" office:value="4.08" calcext:value-type="float">
            <text:p>4.08</text:p>
          </table:table-cell>
          <table:table-cell table:style-name="ce4" table:formula="of:=[.E54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64]" office:value-type="float" office:value="4.23" calcext:value-type="float">
            <text:p>4.23</text:p>
          </table:table-cell>
          <table:table-cell table:style-name="ce4" table:formula="of:=[.E64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87]" office:value-type="float" office:value="10.07" calcext:value-type="float">
            <text:p>10.07</text:p>
          </table:table-cell>
          <table:table-cell table:style-name="ce4" table:formula="of:=[.E87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93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4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5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6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number-columns-repeated="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er treibt die Dämonen durch Beelzebub aus (Die Lästerung gegen den Heiligen Geist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" calcext:value-type="float">
            <text:p>8.190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20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22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23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31]" office:value-type="float" office:value="5.03" calcext:value-type="float">
            <text:p>5.03</text:p>
          </table:table-cell>
          <table:table-cell table:style-name="ce4" table:formula="of:=[.E131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52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53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8]" office:value-type="float" office:value="9.34" calcext:value-type="float">
            <text:p>9.34</text:p>
          </table:table-cell>
          <table:table-cell table:style-name="ce4" table:formula="of:=[.E168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72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77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79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81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82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83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85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87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ll nicht offenbart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rd den Nationen Gericht ankünd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stellung, Wahl der 12 Jüng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20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jenseitigen Ufer im Land der Gadarener (genannt Galiläa): Die Heilung von zwei Besessenen/eines Besessen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25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27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6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251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254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8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9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0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9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6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0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291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3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3.327" calcext:value-type="float">
            <text:p>13.3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8" calcext:value-type="float">
            <text:p>13.3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9" calcext:value-type="float">
            <text:p>13.3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69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71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74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82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83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84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86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6" calcext:value-type="float">
            <text:p>11.15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Pharisäer und/oder Herodianer wollen Jesus umbringen / 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09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64"/>
      </table:named-expressions>
      <table:database-ranges>
        <table:database-range table:name="SortierRange" table:target-range-address="Parallelstellen.C2:Parallelstellen.AM464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64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08:47:12.785891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4-22T10:28:26.649900262</dc:date>
    <meta:editing-duration>P2DT1H4M22S</meta:editing-duration>
    <meta:editing-cycles>331</meta:editing-cycles>
    <meta:generator>LibreOffice/6.3.5.2$Linux_X86_64 LibreOffice_project/30$Build-2</meta:generator>
    <meta:document-statistic meta:table-count="1" meta:cell-count="3132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